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6.567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4.166cm"/>
    </style:style>
    <style:style style:name="ro1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3" table:default-cell-style-name="ce2"/>
        <table:table-column table:style-name="co3" table:number-columns-repeated="16372" table:default-cell-style-name="ce1"/>
        <table:table-row table:style-name="ro1">
          <table:table-cell office:value-type="string" calcext:value-type="string">
            <text:p>Número da parcela</text:p>
          </table:table-cell>
          <table:table-cell table:style-name="ce1" office:value-type="string" calcext:value-type="string">
            <text:p>Fluxo</text:p>
          </table:table-cell>
          <table:table-cell table:style-name="ce1" office:value-type="string" calcext:value-type="string">
            <text:p>Montante</text:p>
          </table:table-cell>
          <table:table-cell office:value-type="string" calcext:value-type="string">
            <text:p>Data</text:p>
          </table:table-cell>
          <table:table-cell table:style-name="ce4"/>
          <table:table-cell table:style-name="ce5" office:value-type="string" calcext:value-type="string">
            <text:p>Taxa Selic a.a. →</text:p>
          </table:table-cell>
          <table:table-cell table:style-name="ce6" office:value-type="percentage" office:value="0.1375" calcext:value-type="percentage">
            <text:p>13,75%</text:p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G$4]+[.$G$5])*-1" office:value-type="float" office:value="-9066.85" calcext:value-type="float">
            <text:p>-9.066,85</text:p>
          </table:table-cell>
          <table:table-cell table:style-name="ce2" table:formula="of:=[.G9]" office:value-type="float" office:value="147587.25" calcext:value-type="float">
            <text:p>147.587,25</text:p>
          </table:table-cell>
          <table:table-cell table:style-name="ce3" office:value-type="date" office:date-value="2033-01-01" calcext:value-type="date">
            <text:p>01/01/33</text:p>
          </table:table-cell>
          <table:table-cell/>
          <table:table-cell table:style-name="ce5" office:value-type="string" calcext:value-type="string">
            <text:p>Taxa de correção a.m. →</text:p>
          </table:table-cell>
          <table:table-cell table:style-name="ce7" table:formula="of:=POWER([.G1]+1;1/12)" office:value-type="float" office:value="1.01079391108213" calcext:value-type="float">
            <text:p>1,01079</text:p>
          </table:table-cell>
          <table:table-cell/>
          <table:table-cell table:style-name="ce7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([.C2]*[.$G$2])+[.B2])" office:value-type="float" office:value="140113.443653356" calcext:value-type="float">
            <text:p>140.113,44</text:p>
          </table:table-cell>
          <table:table-cell table:style-name="ce3" office:value-type="date" office:date-value="2033-02-01" calcext:value-type="date">
            <text:p>01/02/33</text:p>
          </table:table-cell>
          <table:table-cell/>
          <table:table-cell table:style-name="ce5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]*[.$G$2])+[.B3]" office:value-type="float" office:value="140932.045705561" calcext:value-type="float">
            <text:p>140.932,05</text:p>
          </table:table-cell>
          <table:table-cell table:style-name="ce3" office:value-type="date" office:date-value="2033-03-01" calcext:value-type="date">
            <text:p>01/03/33</text:p>
          </table:table-cell>
          <table:table-cell/>
          <table:table-cell table:style-name="ce5" office:value-type="string" calcext:value-type="string">
            <text:p>Sinal →</text:p>
          </table:table-cell>
          <table:table-cell table:style-name="ce2" office:value-type="float" office:value="8373.08" calcext:value-type="float">
            <text:p>8.373,08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]*[.$G$2])+[.B4]" office:value-type="float" office:value="141759.48367553" calcext:value-type="float">
            <text:p>141.759,48</text:p>
          </table:table-cell>
          <table:table-cell table:style-name="ce3" office:value-type="date" office:date-value="2033-04-01" calcext:value-type="date">
            <text:p>01/04/33</text:p>
          </table:table-cell>
          <table:table-cell/>
          <table:table-cell table:style-name="ce5" office:value-type="string" calcext:value-type="string">
            <text:p>Prestação do apto. →</text:p>
          </table:table-cell>
          <table:table-cell table:style-name="ce2" office:value-type="float" office:value="693.77" calcext:value-type="float">
            <text:p>693,77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]*[.$G$2])+[.B5]" office:value-type="float" office:value="142595.852937372" calcext:value-type="float">
            <text:p>142.595,85</text:p>
          </table:table-cell>
          <table:table-cell table:style-name="ce3" office:value-type="date" office:date-value="2033-05-01" calcext:value-type="date">
            <text:p>01/05/33</text:p>
          </table:table-cell>
          <table:table-cell/>
          <table:table-cell table:style-name="ce5" office:value-type="string" calcext:value-type="string">
            <text:p>Anuais →</text:p>
          </table:table-cell>
          <table:table-cell table:style-name="ce2" office:value-type="float" office:value="5310" calcext:value-type="float">
            <text:p>5.310,00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]*[.$G$2])+[.B6]" office:value-type="float" office:value="143441.249894659" calcext:value-type="float">
            <text:p>143.441,25</text:p>
          </table:table-cell>
          <table:table-cell table:style-name="ce3" office:value-type="date" office:date-value="2033-06-01" calcext:value-type="date">
            <text:p>01/06/33</text:p>
          </table:table-cell>
          <table:table-cell/>
          <table:table-cell table:style-name="ce5" office:value-type="string" calcext:value-type="string">
            <text:p>Chave →</text:p>
          </table:table-cell>
          <table:table-cell table:style-name="ce2" office:value-type="float" office:value="23875.24" calcext:value-type="float">
            <text:p>23.875,24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]*[.$G$2])+[.B7]" office:value-type="float" office:value="144295.771991531" calcext:value-type="float">
            <text:p>144.295,77</text:p>
          </table:table-cell>
          <table:table-cell table:style-name="ce3" office:value-type="date" office:date-value="2033-07-01" calcext:value-type="date">
            <text:p>01/07/3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8]*[.$G$2])+[.B8]" office:value-type="float" office:value="145159.517723935" calcext:value-type="float">
            <text:p>145.159,52</text:p>
          </table:table-cell>
          <table:table-cell table:style-name="ce3" office:value-type="date" office:date-value="2033-08-01" calcext:value-type="date">
            <text:p>01/08/33</text:p>
          </table:table-cell>
          <table:table-cell/>
          <table:table-cell table:style-name="ce5" office:value-type="string" calcext:value-type="string">
            <text:p>Total →</text:p>
          </table:table-cell>
          <table:table-cell table:style-name="ce2" office:value-type="float" office:value="147587.25" calcext:value-type="float">
            <text:p>147.587,25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9]*[.$G$2])+[.B9]" office:value-type="float" office:value="146032.586650972" calcext:value-type="float">
            <text:p>146.032,59</text:p>
          </table:table-cell>
          <table:table-cell table:style-name="ce3" office:value-type="date" office:date-value="2033-09-01" calcext:value-type="date">
            <text:p>01/09/33</text:p>
          </table:table-cell>
          <table:table-cell/>
          <table:table-cell table:style-name="ce5" office:value-type="string" calcext:value-type="string">
            <text:p>Restante →</text:p>
          </table:table-cell>
          <table:table-cell table:style-name="ce2" table:formula="of:=[.C81]" office:value-type="float" office:value="191456.837579145" calcext:value-type="float">
            <text:p>191.456,84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10]*[.$G$2])+[.B10]" office:value-type="float" office:value="146915.079406376" calcext:value-type="float">
            <text:p>146.915,08</text:p>
          </table:table-cell>
          <table:table-cell table:style-name="ce3" office:value-type="date" office:date-value="2033-10-01" calcext:value-type="date">
            <text:p>01/10/33</text:p>
          </table:table-cell>
          <table:table-cell/>
          <table:table-cell table:style-name="ce2"/>
          <table:table-cell table:number-columns-repeated="3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11]*[.$G$2])+[.B11]" office:value-type="float" office:value="147807.097710113" calcext:value-type="float">
            <text:p>147.807,10</text:p>
          </table:table-cell>
          <table:table-cell table:style-name="ce3" office:value-type="date" office:date-value="2033-11-01" calcext:value-type="date">
            <text:p>01/11/33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12]*[.$G$2])+[.B12]" office:value-type="float" office:value="148708.744380104" calcext:value-type="float">
            <text:p>148.708,74</text:p>
          </table:table-cell>
          <table:table-cell table:style-name="ce3" office:value-type="date" office:date-value="2033-12-01" calcext:value-type="date">
            <text:p>01/12/33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 table:formula="of:=([.C13]*[.$G$2])+[.B13]" office:value-type="float" office:value="149620.123344078" calcext:value-type="float">
            <text:p>149.620,12</text:p>
          </table:table-cell>
          <table:table-cell table:style-name="ce3" office:value-type="date" office:date-value="2034-01-01" calcext:value-type="date">
            <text:p>01/01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14]*[.$G$2])+[.B14]" office:value-type="float" office:value="145231.339651551" calcext:value-type="float">
            <text:p>145.231,34</text:p>
          </table:table-cell>
          <table:table-cell table:style-name="ce3" office:value-type="date" office:date-value="2034-02-01" calcext:value-type="date">
            <text:p>01/02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15]*[.$G$2])+[.B15]" office:value-type="float" office:value="146105.183818088" calcext:value-type="float">
            <text:p>146.105,18</text:p>
          </table:table-cell>
          <table:table-cell table:style-name="ce3" office:value-type="date" office:date-value="2034-03-01" calcext:value-type="date">
            <text:p>01/03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16]*[.$G$2])+[.B16]" office:value-type="float" office:value="146988.460180859" calcext:value-type="float">
            <text:p>146.988,46</text:p>
          </table:table-cell>
          <table:table-cell table:style-name="ce3" office:value-type="date" office:date-value="2034-04-01" calcext:value-type="date">
            <text:p>01/04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17]*[.$G$2])+[.B17]" office:value-type="float" office:value="147881.270550151" calcext:value-type="float">
            <text:p>147.881,27</text:p>
          </table:table-cell>
          <table:table-cell table:style-name="ce3" office:value-type="date" office:date-value="2034-05-01" calcext:value-type="date">
            <text:p>01/05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18]*[.$G$2])+[.B18]" office:value-type="float" office:value="148783.717835181" calcext:value-type="float">
            <text:p>148.783,72</text:p>
          </table:table-cell>
          <table:table-cell table:style-name="ce3" office:value-type="date" office:date-value="2034-06-01" calcext:value-type="date">
            <text:p>01/06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19]*[.$G$2])+[.B19]" office:value-type="float" office:value="149695.906055963" calcext:value-type="float">
            <text:p>149.695,91</text:p>
          </table:table-cell>
          <table:table-cell table:style-name="ce3" office:value-type="date" office:date-value="2034-07-01" calcext:value-type="date">
            <text:p>01/07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20]*[.$G$2])+[.B20]" office:value-type="float" office:value="150617.94035529" calcext:value-type="float">
            <text:p>150.617,94</text:p>
          </table:table-cell>
          <table:table-cell table:style-name="ce3" office:value-type="date" office:date-value="2034-08-01" calcext:value-type="date">
            <text:p>01/08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21]*[.$G$2])+[.B21]" office:value-type="float" office:value="151549.927010859" calcext:value-type="float">
            <text:p>151.549,93</text:p>
          </table:table-cell>
          <table:table-cell table:style-name="ce3" office:value-type="date" office:date-value="2034-09-01" calcext:value-type="date">
            <text:p>01/09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22]*[.$G$2])+[.B22]" office:value-type="float" office:value="152491.973447517" calcext:value-type="float">
            <text:p>152.491,97</text:p>
          </table:table-cell>
          <table:table-cell table:style-name="ce3" office:value-type="date" office:date-value="2034-10-01" calcext:value-type="date">
            <text:p>01/10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23]*[.$G$2])+[.B23]" office:value-type="float" office:value="153444.188249648" calcext:value-type="float">
            <text:p>153.444,19</text:p>
          </table:table-cell>
          <table:table-cell table:style-name="ce3" office:value-type="date" office:date-value="2034-11-01" calcext:value-type="date">
            <text:p>01/11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24]*[.$G$2])+[.B24]" office:value-type="float" office:value="154406.681173684" calcext:value-type="float">
            <text:p>154.406,68</text:p>
          </table:table-cell>
          <table:table-cell table:style-name="ce3" office:value-type="date" office:date-value="2034-12-01" calcext:value-type="date">
            <text:p>01/12/34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 table:formula="of:=([.C25]*[.$G$2])+[.B25]" office:value-type="float" office:value="155379.56316076" calcext:value-type="float">
            <text:p>155.379,56</text:p>
          </table:table-cell>
          <table:table-cell table:style-name="ce3" office:value-type="date" office:date-value="2035-01-01" calcext:value-type="date">
            <text:p>01/01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26]*[.$G$2])+[.B26]" office:value-type="float" office:value="151052.946349497" calcext:value-type="float">
            <text:p>151.052,95</text:p>
          </table:table-cell>
          <table:table-cell table:style-name="ce3" office:value-type="date" office:date-value="2035-02-01" calcext:value-type="date">
            <text:p>01/02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27]*[.$G$2])+[.B27]" office:value-type="float" office:value="151989.628421088" calcext:value-type="float">
            <text:p>151.989,63</text:p>
          </table:table-cell>
          <table:table-cell table:style-name="ce3" office:value-type="date" office:date-value="2035-03-01" calcext:value-type="date">
            <text:p>01/03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28]*[.$G$2])+[.B28]" office:value-type="float" office:value="152936.420955671" calcext:value-type="float">
            <text:p>152.936,42</text:p>
          </table:table-cell>
          <table:table-cell table:style-name="ce3" office:value-type="date" office:date-value="2035-04-01" calcext:value-type="date">
            <text:p>01/04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29]*[.$G$2])+[.B29]" office:value-type="float" office:value="153893.433084686" calcext:value-type="float">
            <text:p>153.893,43</text:p>
          </table:table-cell>
          <table:table-cell table:style-name="ce3" office:value-type="date" office:date-value="2035-05-01" calcext:value-type="date">
            <text:p>01/05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0]*[.$G$2])+[.B30]" office:value-type="float" office:value="154860.775117525" calcext:value-type="float">
            <text:p>154.860,78</text:p>
          </table:table-cell>
          <table:table-cell table:style-name="ce3" office:value-type="date" office:date-value="2035-06-01" calcext:value-type="date">
            <text:p>01/06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1]*[.$G$2])+[.B31]" office:value-type="float" office:value="155838.558554254" calcext:value-type="float">
            <text:p>155.838,56</text:p>
          </table:table-cell>
          <table:table-cell table:style-name="ce3" office:value-type="date" office:date-value="2035-07-01" calcext:value-type="date">
            <text:p>01/07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2]*[.$G$2])+[.B32]" office:value-type="float" office:value="156826.896098456" calcext:value-type="float">
            <text:p>156.826,90</text:p>
          </table:table-cell>
          <table:table-cell table:style-name="ce3" office:value-type="date" office:date-value="2035-08-01" calcext:value-type="date">
            <text:p>01/08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3]*[.$G$2])+[.B33]" office:value-type="float" office:value="157825.901670229" calcext:value-type="float">
            <text:p>157.825,90</text:p>
          </table:table-cell>
          <table:table-cell table:style-name="ce3" office:value-type="date" office:date-value="2035-09-01" calcext:value-type="date">
            <text:p>01/09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4]*[.$G$2])+[.B34]" office:value-type="float" office:value="158835.690419314" calcext:value-type="float">
            <text:p>158.835,69</text:p>
          </table:table-cell>
          <table:table-cell table:style-name="ce3" office:value-type="date" office:date-value="2035-10-01" calcext:value-type="date">
            <text:p>01/10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5]*[.$G$2])+[.B35]" office:value-type="float" office:value="159856.378738369" calcext:value-type="float">
            <text:p>159.856,38</text:p>
          </table:table-cell>
          <table:table-cell table:style-name="ce3" office:value-type="date" office:date-value="2035-11-01" calcext:value-type="date">
            <text:p>01/11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6]*[.$G$2])+[.B36]" office:value-type="float" office:value="160888.084276382" calcext:value-type="float">
            <text:p>160.888,08</text:p>
          </table:table-cell>
          <table:table-cell table:style-name="ce3" office:value-type="date" office:date-value="2035-12-01" calcext:value-type="date">
            <text:p>01/12/35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 table:formula="of:=([.C37]*[.$G$2])+[.B37]" office:value-type="float" office:value="161930.925952236" calcext:value-type="float">
            <text:p>161.930,93</text:p>
          </table:table-cell>
          <table:table-cell table:style-name="ce3" office:value-type="date" office:date-value="2036-01-01" calcext:value-type="date">
            <text:p>01/01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8]*[.$G$2])+[.B38]" office:value-type="float" office:value="157675.023968411" calcext:value-type="float">
            <text:p>157.675,02</text:p>
          </table:table-cell>
          <table:table-cell table:style-name="ce3" office:value-type="date" office:date-value="2036-02-01" calcext:value-type="date">
            <text:p>01/02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39]*[.$G$2])+[.B39]" office:value-type="float" office:value="158683.184156999" calcext:value-type="float">
            <text:p>158.683,18</text:p>
          </table:table-cell>
          <table:table-cell table:style-name="ce3" office:value-type="date" office:date-value="2036-03-01" calcext:value-type="date">
            <text:p>01/03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0]*[.$G$2])+[.B40]" office:value-type="float" office:value="159702.226337019" calcext:value-type="float">
            <text:p>159.702,23</text:p>
          </table:table-cell>
          <table:table-cell table:style-name="ce3" office:value-type="date" office:date-value="2036-04-01" calcext:value-type="date">
            <text:p>01/04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1]*[.$G$2])+[.B41]" office:value-type="float" office:value="160732.267967719" calcext:value-type="float">
            <text:p>160.732,27</text:p>
          </table:table-cell>
          <table:table-cell table:style-name="ce3" office:value-type="date" office:date-value="2036-05-01" calcext:value-type="date">
            <text:p>01/05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2]*[.$G$2])+[.B42]" office:value-type="float" office:value="161773.427776192" calcext:value-type="float">
            <text:p>161.773,43</text:p>
          </table:table-cell>
          <table:table-cell table:style-name="ce3" office:value-type="date" office:date-value="2036-06-01" calcext:value-type="date">
            <text:p>01/06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3]*[.$G$2])+[.B43]" office:value-type="float" office:value="162825.825771059" calcext:value-type="float">
            <text:p>162.825,83</text:p>
          </table:table-cell>
          <table:table-cell table:style-name="ce3" office:value-type="date" office:date-value="2036-07-01" calcext:value-type="date">
            <text:p>01/07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4]*[.$G$2])+[.B44]" office:value-type="float" office:value="163889.583256307" calcext:value-type="float">
            <text:p>163.889,58</text:p>
          </table:table-cell>
          <table:table-cell table:style-name="ce3" office:value-type="date" office:date-value="2036-08-01" calcext:value-type="date">
            <text:p>01/08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5]*[.$G$2])+[.B45]" office:value-type="float" office:value="164964.822845262" calcext:value-type="float">
            <text:p>164.964,82</text:p>
          </table:table-cell>
          <table:table-cell table:style-name="ce3" office:value-type="date" office:date-value="2036-09-01" calcext:value-type="date">
            <text:p>01/09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6]*[.$G$2])+[.B46]" office:value-type="float" office:value="166051.668474734" calcext:value-type="float">
            <text:p>166.051,67</text:p>
          </table:table-cell>
          <table:table-cell table:style-name="ce3" office:value-type="date" office:date-value="2036-10-01" calcext:value-type="date">
            <text:p>01/10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7]*[.$G$2])+[.B47]" office:value-type="float" office:value="167150.245419289" calcext:value-type="float">
            <text:p>167.150,25</text:p>
          </table:table-cell>
          <table:table-cell table:style-name="ce3" office:value-type="date" office:date-value="2036-11-01" calcext:value-type="date">
            <text:p>01/11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48]*[.$G$2])+[.B48]" office:value-type="float" office:value="168260.680305701" calcext:value-type="float">
            <text:p>168.260,68</text:p>
          </table:table-cell>
          <table:table-cell table:style-name="ce3" office:value-type="date" office:date-value="2036-12-01" calcext:value-type="date">
            <text:p>01/12/36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 table:formula="of:=([.C49]*[.$G$2])+[.B49]" office:value-type="float" office:value="169383.10112754" calcext:value-type="float">
            <text:p>169.383,10</text:p>
          </table:table-cell>
          <table:table-cell table:style-name="ce3" office:value-type="date" office:date-value="2037-01-01" calcext:value-type="date">
            <text:p>01/01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0]*[.$G$2])+[.B50]" office:value-type="float" office:value="165207.637259926" calcext:value-type="float">
            <text:p>165.207,64</text:p>
          </table:table-cell>
          <table:table-cell table:style-name="ce3" office:value-type="date" office:date-value="2037-02-01" calcext:value-type="date">
            <text:p>01/02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1]*[.$G$2])+[.B51]" office:value-type="float" office:value="166297.103806598" calcext:value-type="float">
            <text:p>166.297,10</text:p>
          </table:table-cell>
          <table:table-cell table:style-name="ce3" office:value-type="date" office:date-value="2037-03-01" calcext:value-type="date">
            <text:p>01/03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2]*[.$G$2])+[.B52]" office:value-type="float" office:value="167398.329958302" calcext:value-type="float">
            <text:p>167.398,33</text:p>
          </table:table-cell>
          <table:table-cell table:style-name="ce3" office:value-type="date" office:date-value="2037-04-01" calcext:value-type="date">
            <text:p>01/04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3]*[.$G$2])+[.B53]" office:value-type="float" office:value="168511.442647169" calcext:value-type="float">
            <text:p>168.511,44</text:p>
          </table:table-cell>
          <table:table-cell table:style-name="ce3" office:value-type="date" office:date-value="2037-05-01" calcext:value-type="date">
            <text:p>01/05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4]*[.$G$2])+[.B54]" office:value-type="float" office:value="169636.570175424" calcext:value-type="float">
            <text:p>169.636,57</text:p>
          </table:table-cell>
          <table:table-cell table:style-name="ce3" office:value-type="date" office:date-value="2037-06-01" calcext:value-type="date">
            <text:p>01/06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5]*[.$G$2])+[.B55]" office:value-type="float" office:value="170773.842230175" calcext:value-type="float">
            <text:p>170.773,84</text:p>
          </table:table-cell>
          <table:table-cell table:style-name="ce3" office:value-type="date" office:date-value="2037-07-01" calcext:value-type="date">
            <text:p>01/07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6]*[.$G$2])+[.B56]" office:value-type="float" office:value="171923.389898362" calcext:value-type="float">
            <text:p>171.923,39</text:p>
          </table:table-cell>
          <table:table-cell table:style-name="ce3" office:value-type="date" office:date-value="2037-08-01" calcext:value-type="date">
            <text:p>01/08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7]*[.$G$2])+[.B57]" office:value-type="float" office:value="173085.345681863" calcext:value-type="float">
            <text:p>173.085,35</text:p>
          </table:table-cell>
          <table:table-cell table:style-name="ce3" office:value-type="date" office:date-value="2037-09-01" calcext:value-type="date">
            <text:p>01/09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8]*[.$G$2])+[.B58]" office:value-type="float" office:value="174259.843512773" calcext:value-type="float">
            <text:p>174.259,84</text:p>
          </table:table-cell>
          <table:table-cell table:style-name="ce3" office:value-type="date" office:date-value="2037-10-01" calcext:value-type="date">
            <text:p>01/10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59]*[.$G$2])+[.B59]" office:value-type="float" office:value="175447.018768835" calcext:value-type="float">
            <text:p>175.447,02</text:p>
          </table:table-cell>
          <table:table-cell table:style-name="ce3" office:value-type="date" office:date-value="2037-11-01" calcext:value-type="date">
            <text:p>01/11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0]*[.$G$2])+[.B60]" office:value-type="float" office:value="176647.008289051" calcext:value-type="float">
            <text:p>176.647,01</text:p>
          </table:table-cell>
          <table:table-cell table:style-name="ce3" office:value-type="date" office:date-value="2037-12-01" calcext:value-type="date">
            <text:p>01/12/37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 table:formula="of:=([.C61]*[.$G$2])+[.B61]" office:value-type="float" office:value="177859.950389447" calcext:value-type="float">
            <text:p>177.859,95</text:p>
          </table:table-cell>
          <table:table-cell table:style-name="ce3" office:value-type="date" office:date-value="2038-01-01" calcext:value-type="date">
            <text:p>01/01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2]*[.$G$2])+[.B62]" office:value-type="float" office:value="173775.984879023" calcext:value-type="float">
            <text:p>173.775,98</text:p>
          </table:table-cell>
          <table:table-cell table:style-name="ce3" office:value-type="date" office:date-value="2038-02-01" calcext:value-type="date">
            <text:p>01/02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3]*[.$G$2])+[.B63]" office:value-type="float" office:value="174957.937408017" calcext:value-type="float">
            <text:p>174.957,94</text:p>
          </table:table-cell>
          <table:table-cell table:style-name="ce3" office:value-type="date" office:date-value="2038-03-01" calcext:value-type="date">
            <text:p>01/03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4]*[.$G$2])+[.B64]" office:value-type="float" office:value="176152.647827512" calcext:value-type="float">
            <text:p>176.152,65</text:p>
          </table:table-cell>
          <table:table-cell table:style-name="ce3" office:value-type="date" office:date-value="2038-04-01" calcext:value-type="date">
            <text:p>01/04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5]*[.$G$2])+[.B65]" office:value-type="float" office:value="177360.253845044" calcext:value-type="float">
            <text:p>177.360,25</text:p>
          </table:table-cell>
          <table:table-cell table:style-name="ce3" office:value-type="date" office:date-value="2038-05-01" calcext:value-type="date">
            <text:p>01/05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6]*[.$G$2])+[.B66]" office:value-type="float" office:value="178580.894654551" calcext:value-type="float">
            <text:p>178.580,89</text:p>
          </table:table-cell>
          <table:table-cell table:style-name="ce3" office:value-type="date" office:date-value="2038-06-01" calcext:value-type="date">
            <text:p>01/06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7]*[.$G$2])+[.B67]" office:value-type="float" office:value="179814.71095242" calcext:value-type="float">
            <text:p>179.814,71</text:p>
          </table:table-cell>
          <table:table-cell table:style-name="ce3" office:value-type="date" office:date-value="2038-07-01" calcext:value-type="date">
            <text:p>01/07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8]*[.$G$2])+[.B68]" office:value-type="float" office:value="181061.844953699" calcext:value-type="float">
            <text:p>181.061,84</text:p>
          </table:table-cell>
          <table:table-cell table:style-name="ce3" office:value-type="date" office:date-value="2038-08-01" calcext:value-type="date">
            <text:p>01/08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69]*[.$G$2])+[.B69]" office:value-type="float" office:value="182322.440408496" calcext:value-type="float">
            <text:p>182.322,44</text:p>
          </table:table-cell>
          <table:table-cell table:style-name="ce3" office:value-type="date" office:date-value="2038-09-01" calcext:value-type="date">
            <text:p>01/09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0]*[.$G$2])+[.B70]" office:value-type="float" office:value="183596.642618542" calcext:value-type="float">
            <text:p>183.596,64</text:p>
          </table:table-cell>
          <table:table-cell table:style-name="ce3" office:value-type="date" office:date-value="2038-10-01" calcext:value-type="date">
            <text:p>01/10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1]*[.$G$2])+[.B71]" office:value-type="float" office:value="184884.598453944" calcext:value-type="float">
            <text:p>184.884,60</text:p>
          </table:table-cell>
          <table:table-cell table:style-name="ce3" office:value-type="date" office:date-value="2038-11-01" calcext:value-type="date">
            <text:p>01/11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2]*[.$G$2])+[.B72]" office:value-type="float" office:value="186186.456370111" calcext:value-type="float">
            <text:p>186.186,46</text:p>
          </table:table-cell>
          <table:table-cell table:style-name="ce3" office:value-type="date" office:date-value="2038-12-01" calcext:value-type="date">
            <text:p>01/12/38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 table:formula="of:=([.C73]*[.$G$2])+[.B73]" office:value-type="float" office:value="187502.366424867" calcext:value-type="float">
            <text:p>187.502,37</text:p>
          </table:table-cell>
          <table:table-cell table:style-name="ce3" office:value-type="date" office:date-value="2039-01-01" calcext:value-type="date">
            <text:p>01/01/39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4]*[.$G$2])+[.B74]" office:value-type="float" office:value="183522.480295746" calcext:value-type="float">
            <text:p>183.522,48</text:p>
          </table:table-cell>
          <table:table-cell table:style-name="ce3" office:value-type="date" office:date-value="2039-02-01" calcext:value-type="date">
            <text:p>01/02/39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5]*[.$G$2])+[.B75]" office:value-type="float" office:value="184809.635629631" calcext:value-type="float">
            <text:p>184.809,64</text:p>
          </table:table-cell>
          <table:table-cell table:style-name="ce3" office:value-type="date" office:date-value="2039-03-01" calcext:value-type="date">
            <text:p>01/03/39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6]*[.$G$2])+[.B76]" office:value-type="float" office:value="186110.684403738" calcext:value-type="float">
            <text:p>186.110,68</text:p>
          </table:table-cell>
          <table:table-cell table:style-name="ce3" office:value-type="date" office:date-value="2039-04-01" calcext:value-type="date">
            <text:p>01/04/39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7]*[.$G$2])+[.B77]" office:value-type="float" office:value="187425.776582626" calcext:value-type="float">
            <text:p>187.425,78</text:p>
          </table:table-cell>
          <table:table-cell table:style-name="ce3" office:value-type="date" office:date-value="2039-05-01" calcext:value-type="date">
            <text:p>01/05/39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8]*[.$G$2])+[.B78]" office:value-type="float" office:value="188755.063749558" calcext:value-type="float">
            <text:p>188.755,06</text:p>
          </table:table-cell>
          <table:table-cell table:style-name="ce3" office:value-type="date" office:date-value="2039-06-01" calcext:value-type="date">
            <text:p>01/06/39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 table:formula="of:=([.C79]*[.$G$2])+[.B79]" office:value-type="float" office:value="190098.699123973" calcext:value-type="float">
            <text:p>190.098,70</text:p>
          </table:table-cell>
          <table:table-cell table:style-name="ce3" office:value-type="date" office:date-value="2039-07-01" calcext:value-type="date">
            <text:p>01/07/39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G7]+[.G5])*-1" office:value-type="float" office:value="-24569.01" calcext:value-type="float">
            <text:p>-24.569,01</text:p>
          </table:table-cell>
          <table:table-cell table:style-name="ce2" table:formula="of:=([.C80]*[.$G$2])+[.B80]" office:value-type="float" office:value="191456.837579145" calcext:value-type="float">
            <text:p>191.456,84</text:p>
          </table:table-cell>
          <table:table-cell table:style-name="ce3" office:value-type="date" office:date-value="2039-08-01" calcext:value-type="date">
            <text:p>01/08/39</text:p>
          </table:table-cell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1])" office:value-type="float" office:value="-119609.92" calcext:value-type="float">
            <text:p>-119.609,92</text:p>
          </table:table-cell>
          <table:table-cell table:style-name="ce2"/>
          <table:table-cell table:number-columns-repeated="2"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3"/>
          <table:table-cell table:number-columns-repeated="16378"/>
        </table:table-row>
        <table:table-row table:style-name="ro1" table:number-rows-repeated="35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style-name="ce2"/>
          <table:table-cell table:number-columns-repeated="16377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6378"/>
        </table:table-row>
        <table:table-row table:style-name="ro1" table:number-rows-repeated="80">
          <table:table-cell/>
          <table:table-cell table:style-name="ce1"/>
          <table:table-cell table:number-columns-repeated="2"/>
          <table:table-cell table:style-name="ce1"/>
          <table:table-cell table:style-name="Default"/>
          <table:table-cell/>
          <table:table-cell table:style-name="ce2"/>
          <table:table-cell table:number-columns-repeated="16376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9:56:11.386959318</meta:creation-date>
    <dc:date>2023-01-04T22:49:31.504785154</dc:date>
    <meta:editing-duration>PT1H10M53S</meta:editing-duration>
    <meta:editing-cycles>3</meta:editing-cycles>
    <meta:generator>LibreOffice/7.4.3.2$Linux_X86_64 LibreOffice_project/40$Build-2</meta:generator>
    <meta:document-statistic meta:table-count="1" meta:cell-count="342" meta:object-count="0"/>
  </office:meta>
</office:document-meta>
</file>